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itle">
      <style:text-properties officeooo:rsid="000a62ac" officeooo:paragraph-rsid="000a62ac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0a62ac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0f4f92" officeooo:paragraph-rsid="000f4f92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0ab2a9" officeooo:paragraph-rsid="000ab2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多麼希望遇到這樣的你</text:p>
      <text:p text:style-name="P1"/>
      <text:p text:style-name="P3">親愛的</text:p>
      <text:p text:style-name="P3">多麼希望</text:p>
      <text:p text:style-name="P3">今生能遇到這樣的你</text:p>
      <text:p text:style-name="P3">你無需戴着長長的睫毛</text:p>
      <text:p text:style-name="P3">也無需塗着厚重的粉</text:p>
      <text:p text:style-name="P3">把自己刷成精裝修的房子</text:p>
      <text:p text:style-name="P3">我只愛你的原色</text:p>
      <text:p text:style-name="P3">捧着你的下巴</text:p>
      <text:p text:style-name="P3">一生看不膩的樣子</text:p>
      <text:p text:style-name="P3">你也無需擔心自己不夠白</text:p>
      <text:p text:style-name="P3">因爲 我更喜歡帶着你</text:p>
      <text:p text:style-name="P3">奔走在陽光下</text:p>
      <text:p text:style-name="P3">坐在沙灘上 沐浴着陽光</text:p>
      <text:p text:style-name="P3">曬成和我一樣的</text:p>
      <text:p text:style-name="P3">古銅色</text:p>
      <text:p text:style-name="P3">即使皺紋爬滿了你的額頭</text:p>
      <text:p text:style-name="P3">走過了春</text:p>
      <text:p text:style-name="P3">穿過了夏</text:p>
      <text:p text:style-name="P3">來到了楓葉漫黃的秋</text:p>
      <text:p text:style-name="P5">待到兩鬢冬霜</text:p>
      <text:p text:style-name="P3">我們依然</text:p>
      <text:p text:style-name="P3">喜歡相視不厭</text:p>
      <text:p text:style-name="P3"/>
      <text:p text:style-name="P4">像極了</text:p>
      <text:p text:style-name="P4">兩個永遠不會老去的孩子</text:p>
      <text:p text:style-name="P6">你甜甜的笑容</text:p>
      <text:p text:style-name="P6">就是整個世界的樣子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09-21T01:19:38.439260823</dc:date>
    <meta:editing-duration>PT14M17S</meta:editing-duration>
    <meta:editing-cycles>9</meta:editing-cycles>
    <meta:document-statistic meta:table-count="0" meta:image-count="0" meta:object-count="0" meta:page-count="1" meta:paragraph-count="27" meta:word-count="196" meta:character-count="198" meta:non-whitespace-character-count="196"/>
  </office:meta>
</office:document-meta>
</file>